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Georgia1" svg:font-family="Georgia" style:font-family-generic="roman"/>
    <style:font-face style:name="DejaVu Sans" svg:font-family="'DejaVu Sans'"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0646in" fo:margin-left="-0.075in" table:align="left" style:writing-mode="lr-tb"/>
    </style:style>
    <style:style style:name="Table1.A" style:family="table-column">
      <style:table-column-properties style:column-width="1.65in"/>
    </style:style>
    <style:style style:name="Table1.B" style:family="table-column">
      <style:table-column-properties style:column-width="2.0674in"/>
    </style:style>
    <style:style style:name="Table1.C" style:family="table-column">
      <style:table-column-properties style:column-width="0.4924in"/>
    </style:style>
    <style:style style:name="Table1.D" style:family="table-column">
      <style:table-column-properties style:column-width="2.8549in"/>
    </style:style>
    <style:style style:name="Table1.1" style:family="table-row">
      <style:table-row-properties style:min-row-height="0.2021in"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keep-together="true" fo:keep-together="auto"/>
    </style:style>
    <style:style style:name="Table2" style:family="table">
      <style:table-properties style:width="7.0646in" fo:margin-left="-0.075in" table:align="left" style:writing-mode="lr-tb"/>
    </style:style>
    <style:style style:name="Table2.A" style:family="table-column">
      <style:table-column-properties style:column-width="3.5319in"/>
    </style:style>
    <style:style style:name="Table2.B" style:family="table-column">
      <style:table-column-properties style:column-width="3.5326in"/>
    </style:style>
    <style:style style:name="Table2.1" style:family="table-row">
      <style:table-row-properties style:min-row-height="1.5778in" style:keep-together="true" fo:keep-together="auto"/>
    </style:style>
    <style:style style:name="Table2.A1" style:family="table-cell">
      <style:table-cell-properties style:vertical-align="middle" fo:padding-left="0.075in" fo:padding-right="0.075in" fo:padding-top="0.0986in" fo:padding-bottom="0.0986in" fo:border="none" style:writing-mode="lr-tb"/>
    </style:style>
    <style:style style:name="Table2.2" style:family="table-row">
      <style:table-row-properties style:min-row-height="0.6868in" style:keep-together="true" fo:keep-together="auto"/>
    </style:style>
    <style:style style:name="Table3" style:family="table">
      <style:table-properties style:width="7.0646in" fo:margin-left="-0.075in" table:align="left" style:writing-mode="lr-tb"/>
    </style:style>
    <style:style style:name="Table3.A" style:family="table-column">
      <style:table-column-properties style:column-width="3.5319in"/>
    </style:style>
    <style:style style:name="Table3.B" style:family="table-column">
      <style:table-column-properties style:column-width="3.5326in"/>
    </style:style>
    <style:style style:name="Table3.1" style:family="table-row">
      <style:table-row-properties style:min-row-height="0.8646in" style:keep-together="true" fo:keep-together="auto"/>
    </style:style>
    <style:style style:name="Table3.A1" style:family="table-cell">
      <style:table-cell-properties style:vertical-align="top" fo:padding-left="0.075in" fo:padding-right="0.075in" fo:padding-top="0.0986in" fo:padding-bottom="0.0986in" fo:border="none" style:writing-mode="lr-tb"/>
    </style:style>
    <style:style style:name="Table3.2" style:family="table-row">
      <style:table-row-properties style:min-row-height="0.4917in" style:keep-together="true" fo:keep-together="auto"/>
    </style:style>
    <style:style style:name="Table3.8" style:family="table-row">
      <style:table-row-properties style:min-row-height="0.5903in" style:keep-together="true" fo:keep-together="auto"/>
    </style:style>
    <style:style style:name="Table3.11" style:family="table-row">
      <style:table-row-properties style:min-row-height="0.0493in" style:keep-together="true" fo:keep-together="auto"/>
    </style:style>
    <style:style style:name="Table3.14" style:family="table-row">
      <style:table-row-properties style:min-row-height="0.7097in" style:keep-together="true" fo:keep-together="auto"/>
    </style:style>
    <style:style style:name="Table4" style:family="table">
      <style:table-properties style:width="6.7743in" fo:margin-left="0.0986in" fo:margin-right="0.0521in" table:align="margins" style:writing-mode="lr-tb"/>
    </style:style>
    <style:style style:name="Table4.A" style:family="table-column">
      <style:table-column-properties style:column-width="3.3472in" style:rel-column-width="32381*"/>
    </style:style>
    <style:style style:name="Table4.B" style:family="table-column">
      <style:table-column-properties style:column-width="0.3938in" style:rel-column-width="3809*"/>
    </style:style>
    <style:style style:name="Table4.C" style:family="table-column">
      <style:table-column-properties style:column-width="3.0333in" style:rel-column-width="29345*"/>
    </style:style>
    <style:style style:name="Table4.1" style:family="table-row">
      <style:table-row-properties style:min-row-height="0.2021in"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keep-together="true" fo:keep-together="auto"/>
    </style:style>
    <style:style style:name="Table5" style:family="table">
      <style:table-properties style:width="6.9014in" table:align="right" style:writing-mode="lr-tb"/>
    </style:style>
    <style:style style:name="Table5.A" style:family="table-column">
      <style:table-column-properties style:column-width="1.2799in"/>
    </style:style>
    <style:style style:name="Table5.B" style:family="table-column">
      <style:table-column-properties style:column-width="1.8576in"/>
    </style:style>
    <style:style style:name="Table5.C" style:family="table-column">
      <style:table-column-properties style:column-width="0.3431in"/>
    </style:style>
    <style:style style:name="Table5.D" style:family="table-column">
      <style:table-column-properties style:column-width="1.6368in"/>
    </style:style>
    <style:style style:name="Table5.E" style:family="table-column">
      <style:table-column-properties style:column-width="1.78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5.D1" style:family="table-cell">
      <style:table-cell-properties style:vertical-align="top" fo:padding-left="0.075in" fo:padding-right="0.075in" fo:padding-top="0.0785in" fo:padding-bottom="0.0785in" fo:border="none" style:writing-mode="lr-tb"/>
    </style:style>
    <style:style style:name="Table5.6" style:family="table-row">
      <style:table-row-properties style:min-row-height="0.2542in" style:keep-together="true" fo:keep-together="auto"/>
    </style:style>
    <style:style style:name="Table6" style:family="table">
      <style:table-properties style:width="6.8979in" fo:margin-left="0.0917in" table:align="left" style:writing-mode="lr-tb"/>
    </style:style>
    <style:style style:name="Table6.A" style:family="table-column">
      <style:table-column-properties style:column-width="0.9917in"/>
    </style:style>
    <style:style style:name="Table6.B" style:family="table-column">
      <style:table-column-properties style:column-width="2.1653in"/>
    </style:style>
    <style:style style:name="Table6.C" style:family="table-column">
      <style:table-column-properties style:column-width="0.3938in"/>
    </style:style>
    <style:style style:name="Table6.D" style:family="table-column">
      <style:table-column-properties style:column-width="0.9847in"/>
    </style:style>
    <style:style style:name="Table6.E" style:family="table-column">
      <style:table-column-properties style:column-width="2.3625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none" style:writing-mode="lr-tb"/>
    </style:style>
    <style:style style:name="Table6.B5" style:family="table-cell">
      <style:table-cell-properties style:vertical-align="top" fo:padding-left="0.075in" fo:padding-right="0.075in" fo:padding-top="0in" fo:padding-bottom="0in" fo:border-left="none" fo:border-right="none" fo:border-top="none" fo:border-bottom="0.0007in solid #000000" style:writing-mode="lr-tb"/>
    </style:style>
    <style:style style:name="P1" style:family="paragraph" style:parent-style-name="Standard">
      <style:paragraph-properties fo:line-height="0.1665in"/>
      <style:text-properties fo:text-transform="uppercase" style:font-name="Georgia" fo:font-weight="bold" style:font-weight-asian="bold"/>
    </style:style>
    <style:style style:name="P2" style:family="paragraph" style:parent-style-name="Standard">
      <style:paragraph-properties fo:line-height="0.1665in"/>
      <style:text-properties fo:text-transform="uppercase" style:font-name="Georgia" fo:language="ru" fo:country="RU"/>
    </style:style>
    <style:style style:name="P3" style:family="paragraph" style:parent-style-name="Standard">
      <style:text-properties style:font-name="Georgia"/>
    </style:style>
    <style:style style:name="P4" style:family="paragraph" style:parent-style-name="Standard">
      <style:paragraph-properties fo:line-height="0.1665in"/>
      <style:text-properties style:font-name="Georgia" fo:font-weight="bold" style:font-weight-asian="bold"/>
    </style:style>
    <style:style style:name="P5" style:family="paragraph" style:parent-style-name="Standard">
      <style:paragraph-properties fo:line-height="0.1665in" fo:text-align="center" style:justify-single-word="false"/>
      <style:text-properties style:font-name="Georgia" fo:font-weight="bold" style:font-weight-asian="bold"/>
    </style:style>
    <style:style style:name="P6" style:family="paragraph" style:parent-style-name="Standard">
      <style:paragraph-properties fo:line-height="0.1665in" style:snap-to-layout-grid="false">
        <style:tab-stops>
          <style:tab-stop style:position="1in"/>
        </style:tab-stops>
      </style:paragraph-properties>
      <style:text-properties style:font-name="Georgia" fo:font-weight="bold" style:font-weight-asian="bold"/>
    </style:style>
    <style:style style:name="P7" style:family="paragraph" style:parent-style-name="Standard">
      <style:paragraph-properties fo:line-height="0.1665in" style:snap-to-layout-grid="false"/>
      <style:text-properties style:font-name="Georgia" fo:font-weight="bold" style:font-weight-asian="bold"/>
    </style:style>
    <style:style style:name="P8" style:family="paragraph" style:parent-style-name="Standard">
      <style:paragraph-properties fo:line-height="0.139in" style:snap-to-layout-grid="false"/>
      <style:text-properties style:font-name="Georgia" fo:font-weight="bold" style:font-weight-asian="bold"/>
    </style:style>
    <style:style style:name="P9" style:family="paragraph" style:parent-style-name="Standard">
      <style:paragraph-properties style:snap-to-layout-grid="false"/>
      <style:text-properties style:font-name="Georgia" fo:font-weight="bold" style:font-weight-asian="bold"/>
    </style:style>
    <style:style style:name="P10" style:family="paragraph" style:parent-style-name="Standard">
      <style:paragraph-properties fo:line-height="0.1665in"/>
      <style:text-properties style:font-name="Georgia"/>
    </style:style>
    <style:style style:name="P11" style:family="paragraph" style:parent-style-name="Standard">
      <style:paragraph-properties fo:line-height="0.1665in" style:snap-to-layout-grid="false"/>
      <style:text-properties style:font-name="Georgia"/>
    </style:style>
    <style:style style:name="P12" style:family="paragraph" style:parent-style-name="Standard">
      <style:paragraph-properties fo:line-height="0.1665in" style:snap-to-layout-grid="false">
        <style:tab-stops>
          <style:tab-stop style:position="1in"/>
        </style:tab-stops>
      </style:paragraph-properties>
      <style:text-properties style:font-name="Georgia"/>
    </style:style>
    <style:style style:name="P13" style:family="paragraph" style:parent-style-name="Standard">
      <style:text-properties style:font-name="Georgia" fo:language="ru" fo:country="RU"/>
    </style:style>
    <style:style style:name="P14" style:family="paragraph" style:parent-style-name="Standard">
      <style:paragraph-properties fo:line-height="0.1665in"/>
      <style:text-properties style:font-name="Georgia" fo:language="ru" fo:country="RU"/>
    </style:style>
    <style:style style:name="P15" style:family="paragraph" style:parent-style-name="Standard">
      <style:paragraph-properties fo:line-height="0.1665in" style:snap-to-layout-grid="false"/>
      <style:text-properties style:font-name="Georgia" fo:language="ru" fo:country="RU"/>
    </style:style>
    <style:style style:name="P16" style:family="paragraph" style:parent-style-name="Standard">
      <style:paragraph-properties fo:line-height="0.1665in"/>
      <style:text-properties style:font-name="Georgia" fo:language="ru" fo:country="RU" fo:font-weight="bold" style:font-weight-asian="bold"/>
    </style:style>
    <style:style style:name="P17" style:family="paragraph" style:parent-style-name="Standard">
      <style:paragraph-properties fo:line-height="0.1665in" fo:text-align="center" style:justify-single-word="false"/>
      <style:text-properties style:font-name="Georgia" fo:language="ru" fo:country="RU" fo:font-weight="bold" style:font-weight-asian="bold"/>
    </style:style>
    <style:style style:name="P18" style:family="paragraph" style:parent-style-name="Standard">
      <style:paragraph-properties fo:line-height="0.1665in" style:snap-to-layout-grid="false"/>
      <style:text-properties style:font-name="Georgia" fo:language="ru" fo:country="RU" fo:font-weight="bold" style:font-weight-asian="bold"/>
    </style:style>
    <style:style style:name="P19" style:family="paragraph" style:parent-style-name="Standard">
      <style:paragraph-properties fo:line-height="0.1665in" style:snap-to-layout-grid="false"/>
      <style:text-properties style:font-name="Georgia" fo:language="ru" fo:country="RU" fo:font-weight="bold" style:font-weight-asian="bold" style:font-weight-complex="bold"/>
    </style:style>
    <style:style style:name="P20" style:family="paragraph" style:parent-style-name="Standard">
      <style:paragraph-properties style:snap-to-layout-grid="false"/>
      <style:text-properties style:font-name="Georgia" fo:language="ru" fo:country="RU"/>
    </style:style>
    <style:style style:name="P21" style:family="paragraph" style:parent-style-name="Standard">
      <style:paragraph-properties fo:line-height="0.139in"/>
      <style:text-properties style:font-name="Georgia" fo:language="ru" fo:country="RU"/>
    </style:style>
    <style:style style:name="P22" style:family="paragraph" style:parent-style-name="Standard">
      <style:paragraph-properties style:snap-to-layout-grid="false"/>
      <style:text-properties style:font-name="Georgia"/>
    </style:style>
    <style:style style:name="P23" style:family="paragraph" style:parent-style-name="Standard">
      <style:paragraph-properties fo:line-height="0.139in"/>
      <style:text-properties style:font-name="Georgia"/>
    </style:style>
    <style:style style:name="P24" style:family="paragraph" style:parent-style-name="Standard">
      <style:paragraph-properties fo:line-height="0.139in" style:snap-to-layout-grid="false"/>
      <style:text-properties style:font-name="Georgia"/>
    </style:style>
    <style:style style:name="P25" style:family="paragraph" style:parent-style-name="Standard">
      <style:paragraph-properties fo:line-height="0.1665in"/>
      <style:text-properties style:font-name="Georgia" fo:language="de" fo:country="CH"/>
    </style:style>
    <style:style style:name="P26" style:family="paragraph" style:parent-style-name="Standard">
      <style:paragraph-properties fo:line-height="0.1665in" style:snap-to-layout-grid="false"/>
      <style:text-properties style:font-name="Georgia" fo:language="de" fo:country="CH" fo:font-weight="bold" style:font-weight-asian="bold"/>
    </style:style>
    <style:style style:name="P27" style:family="paragraph" style:parent-style-name="Standard">
      <style:paragraph-properties style:text-autospace="none" style:snap-to-layout-grid="false"/>
      <style:text-properties style:font-name="Georgia"/>
    </style:style>
    <style:style style:name="P28" style:family="paragraph" style:parent-style-name="Standard">
      <style:paragraph-properties style:snap-to-layout-grid="false"/>
      <style:text-properties style:font-name="Georgia" style:text-underline-style="solid" style:text-underline-width="auto" style:text-underline-color="font-color"/>
    </style:style>
    <style:style style:name="P29" style:family="paragraph" style:parent-style-name="Standard">
      <style:text-properties style:font-name="Georgia" fo:language="uk" fo:country="UA"/>
    </style:style>
    <style:style style:name="P30" style:family="paragraph" style:parent-style-name="Standard">
      <style:paragraph-properties fo:line-height="0.1665in"/>
      <style:text-properties style:font-name="Georgia" fo:language="uk" fo:country="UA"/>
    </style:style>
    <style:style style:name="P31" style:family="paragraph" style:parent-style-name="Standard">
      <style:paragraph-properties fo:line-height="0.1665in" style:snap-to-layout-grid="false"/>
      <style:text-properties style:font-name="Georgia" fo:language="uk" fo:country="UA"/>
    </style:style>
    <style:style style:name="P32" style:family="paragraph" style:parent-style-name="Standard">
      <style:text-properties style:font-name="Georgia" fo:language="uk" fo:country="UA" fo:font-weight="bold" style:font-weight-asian="bold"/>
    </style:style>
    <style:style style:name="P33" style:family="paragraph" style:parent-style-name="Standard">
      <style:paragraph-properties fo:line-height="0.139in" style:snap-to-layout-grid="false"/>
      <style:text-properties style:font-name="Georgia" fo:language="uk" fo:country="UA" fo:font-weight="bold" style:font-weight-asian="bold"/>
    </style:style>
    <style:style style:name="P34" style:family="paragraph" style:parent-style-name="Standard">
      <style:paragraph-properties fo:line-height="0.1665in" style:snap-to-layout-grid="false"/>
      <style:text-properties style:font-name="Georgia" fo:font-weight="normal" style:font-weight-asian="normal" style:font-weight-complex="normal"/>
    </style:style>
    <style:style style:name="P35" style:family="paragraph" style:parent-style-name="Standard">
      <style:paragraph-properties fo:margin-left="0.5in" fo:margin-right="0in" fo:line-height="0.1665in" fo:text-align="center" style:justify-single-word="false" fo:text-indent="0in" style:auto-text-indent="false"/>
      <style:text-properties style:font-name="Georgia" fo:font-weight="bold" style:font-weight-asian="bold"/>
    </style:style>
    <style:style style:name="P36" style:family="paragraph" style:parent-style-name="Standard">
      <style:paragraph-properties fo:line-height="0.1665in" fo:break-before="page"/>
      <style:text-properties style:font-name="Georgia" fo:language="ru" fo:country="RU"/>
    </style:style>
    <style:style style:name="P37" style:family="paragraph" style:parent-style-name="Normal_20_Bold">
      <style:paragraph-properties style:snap-to-layout-grid="false"/>
      <style:text-properties style:font-name="Georgia"/>
    </style:style>
    <style:style style:name="P38" style:family="paragraph" style:parent-style-name="Standard" style:master-page-name="First_20_Page">
      <style:paragraph-properties fo:line-height="0.1665in" fo:text-align="center" style:justify-single-word="false" style:page-number="auto"/>
      <style:text-properties style:font-name="Georgia" fo:font-weight="bold" style:font-weight-asian="bold"/>
    </style:style>
    <style:style style:name="P39" style:family="paragraph" style:parent-style-name="Standard" style:master-page-name="Standard">
      <style:paragraph-properties style:page-number="auto"/>
      <style:text-properties style:font-name="Georgia" fo:language="uk" fo:country="UA" fo:font-weight="bold" style:font-weight-asian="bold"/>
    </style:style>
    <style:style style:name="P40" style:family="paragraph" style:parent-style-name="Standard">
      <style:paragraph-properties fo:line-height="0.1665in" fo:text-align="center" style:justify-single-word="false"/>
      <style:text-properties style:font-name="Georgi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ru" fo:country="RU"/>
    </style:style>
    <style:style style:name="T4" style:family="text">
      <style:text-properties fo:language="ru" fo:country="RU" fo:font-weight="bold" style:font-weight-asian="bold"/>
    </style:style>
    <style:style style:name="T5" style:family="text">
      <style:text-properties fo:language="de" fo:country="CH"/>
    </style:style>
    <style:style style:name="T6" style:family="text">
      <style:text-properties style:font-name="Georgia"/>
    </style:style>
    <style:style style:name="T7" style:family="text">
      <style:text-properties style:font-name="Georgia" fo:language="uk" fo:country="UA"/>
    </style:style>
    <style:style style:name="T8" style:family="text">
      <style:text-properties style:font-name="Georgia" fo:language="en" fo:country="US"/>
    </style:style>
    <style:style style:name="T9" style:family="text">
      <style:text-properties fo:language="uk" fo:country="UA"/>
    </style:style>
    <style:style style:name="T10" style:family="text">
      <style:text-properties fo:language="en" fo:country="US"/>
    </style:style>
    <style:style style:name="T11" style:family="text">
      <style:text-properties fo:color="#000000" style:text-position="0% 100%" style:font-name="Georgia1" fo:font-size="10pt" fo:language="ru" fo:country="RU" fo:font-weight="bold" style:font-name-asian="Georgia1" style:font-size-asian="10pt" style:font-weight-asian="bold" style:font-name-complex="Georgia1" style:font-size-complex="10pt" style:font-weight-complex="bold"/>
    </style:style>
  </office:automatic-styles>
  <office:body>
    <office:text text:use-soft-page-breaks="true">
      <office:forms form:automatic-focus="false" form:apply-design-mode="false"/>
      <text:variable-decls>
        <text:variable-decl office:value-type="string" text:name="Company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OFTWARE DEVELOPMENT</text:p>
      <text:p text:style-name="P5">AGREEMENT</text:p>
      <text:p text:style-name="P35"/>
      <text:p text:style-name="P40"><text:span text:style-name="T1">CONTRACT No. </text:span><text:span text:style-name="T11">FCС-201310-002</text:span></text:p>
      <text:p text:style-name="P17">ДОГОВІР № FCС-201310-002</text:p>
      <text:p text:style-name="P35"/>
      <text:p text:style-name="P35"/>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Between:</text:p>
          </table:table-cell>
          <table:table-cell table:style-name="Table1.A1" office:value-type="string">
            <text:p text:style-name="P12">Raj Bhandari and Isaac Weaver </text:p>
          </table:table-cell>
          <table:table-cell table:style-name="Table1.A1" office:value-type="string">
            <text:p text:style-name="P11">And:</text:p>
          </table:table-cell>
          <table:table-cell table:style-name="Table1.A1" office:value-type="string">
            <text:p text:style-name="P11"><text:bookmark-start text:name="WWSetBkmk1"/><text:variable-input text:name="Company_Name" text:description="Company's" text:display="none" text:formula="ooow: " office:value-type="string" office:string-value=" "/><text:bookmark-end text:name="WWSetBkmk1"/>Vitalii Ivanov</text:p>
          </table:table-cell>
        </table:table-row>
        <table:table-row table:style-name="Table1.2">
          <table:table-cell table:style-name="Table1.A1" office:value-type="string">
            <text:p text:style-name="P15"/>
          </table:table-cell>
          <table:table-cell table:style-name="Table1.A1" office:value-type="string">
            <text:p text:style-name="P3">3421 el camino real</text:p>
            <text:p text:style-name="P3">Atherton, CA 94027</text:p>
            <text:p text:style-name="P3">USA</text:p>
          </table:table-cell>
          <table:table-cell table:style-name="Table1.A1" office:value-type="string">
            <text:p text:style-name="P11"/>
          </table:table-cell>
          <table:table-cell table:style-name="Table1.A1" office:value-type="string">
            <text:p text:style-name="P11">176, 50-richchya SRSR Ave</text:p>
            <text:p text:style-name="P10">Kharkiv, 61110</text:p>
            <text:p text:style-name="P11">Ukraine</text:p>
          </table:table-cell>
        </table:table-row>
        <table:table-row table:style-name="Table1.2">
          <table:table-cell table:style-name="Table1.A1" office:value-type="string">
            <text:p text:style-name="P11">Date: 25<text:span text:style-name="T3">-Oct</text:span>-2013</text:p>
            <text:p text:style-name="P10"><text:span text:style-name="T6">Atherton</text:span>, CA, USA</text:p>
          </table:table-cell>
          <table:table-cell table:style-name="Table1.A1" table:number-columns-spanned="3" office:value-type="string">
            <text:p text:style-name="P11"/>
          </table:table-cell>
          <table:covered-table-cell/>
          <table:covered-table-cell/>
        </table:table-row>
      </table:table>
      <text:p text:style-name="P10"/>
      <text:p text:style-name="P2"/>
      <text:p text:style-name="P2"/>
      <text:p text:style-name="P2"/>
      <table:table table:name="Table2" table:style-name="Table2">
        <table:table-column table:style-name="Table2.A"/>
        <table:table-column table:style-name="Table2.B"/>
        <table:table-row table:style-name="Table2.1">
          <table:table-cell table:style-name="Table2.A1" office:value-type="string">
            <text:p text:style-name="P11">Raj Bhandari and Isaac Weaver ("Customer"), citizens of USA, <text:s/>wishes to obtain and Vitalii Ivanov, a private entrepreneur, under jurisdiction of Ukraine ("Developer"), certificate of state registration <text:span text:style-name="T3">№ В02 982011,</text:span> wishes to provide, software development and consulting services according to the following terms:</text:p>
            <text:p text:style-name="P10"/>
          </table:table-cell>
          <table:table-cell table:style-name="Table2.A1" office:value-type="string">
            <text:p text:style-name="P31">Радж Бхандарі та Ісак Вівер («Замовник»), громадянин США, доручає, а Іванов Віталій Олександрович («Розробник»), фізична особа-підприємець, зареєстрований на підставі законодавства України, свідоцтво про державну реєстрацію № В02 982011, надає послуги з розробки програмного забезпечення на наступних умовах:</text:p>
            <text:p text:style-name="P30"/>
          </table:table-cell>
        </table:table-row>
        <table:table-row table:style-name="Table2.2">
          <table:table-cell table:style-name="Table2.A1" office:value-type="string">
            <text:p text:style-name="P15"/>
          </table:table-cell>
          <table:table-cell table:style-name="Table2.A1" office:value-type="string">
            <text:p text:style-name="P15"/>
          </table:table-cell>
        </table:table-row>
      </table:table>
      <text:p text:style-name="P10"/>
      <table:table table:name="Table3" table:style-name="Table3">
        <table:table-column table:style-name="Table3.A"/>
        <table:table-column table:style-name="Table3.B"/>
        <table:table-row table:style-name="Table3.1">
          <table:table-cell table:style-name="Table3.A1" office:value-type="string">
            <text:p text:style-name="P8">1. Development Services</text:p>
            <text:p text:style-name="P3"/>
            <text:p text:style-name="P10">Developer shall provide services for developing the game application for Android platform and tweaks to iOS application (“Software”), according to specification provided by Customer. If Customer wishes to obtain services on any other basis or terms, a separate agreement must be signed by the parties.</text:p>
          </table:table-cell>
          <table:table-cell table:style-name="Table3.A1" office:value-type="string">
            <text:p text:style-name="P33">1. Послуги з розробки програмного забезпечення</text:p>
            <text:p text:style-name="P29"/>
            <text:p text:style-name="P30">Розробник надає послуги з розробки ігрової програми для платформи Андроід та покращення програми для платформи айОС («Програма») згідно з наданими Замовником вимогами. Для отримання послуг на інших умовах, або отримання послуг іншого роду має бути укладено інший договір.</text:p>
            <text:p text:style-name="P14"/>
          </table:table-cell>
        </table:table-row>
        <table:table-row table:style-name="Table3.2">
          <table:table-cell table:style-name="Table3.A1" office:value-type="string">
            <text:p text:style-name="P8">2. Changes in Plans</text:p>
            <text:p text:style-name="P3"/>
            <text:p text:style-name="P3">The Developer shall not be penalized for damages caused by deadline or cost overruns; neither shall overruns entail any increase in cost for the Customer. Changes and alterations (minor changes) to the schedule / agreed tasks should be requested in writing by the Customer. </text:p>
          </table:table-cell>
          <table:table-cell table:style-name="Table3.A1" office:value-type="string">
            <text:p text:style-name="P33">2. Корегування планів</text:p>
            <text:p text:style-name="P29"/>
            <text:p text:style-name="P29">До Розробника не можуть бути застосовані штрафні санкції у випадку перевищення бюджету або строків виконання проекту. Такі перевищення не спричиняють підвищення вартості проекту для Замовника. Незначні <text:s/>зміни у вимогах до Програми виконуються на основі письмового запиту з боку Замовника.</text:p>
            <text:p text:style-name="P13"><text:soft-page-break/></text:p>
          </table:table-cell>
        </table:table-row>
        <table:table-row table:style-name="Table3.1">
          <table:table-cell table:style-name="Table3.A1" office:value-type="string">
            <text:p text:style-name="P26">3. Compensation</text:p>
            <text:p text:style-name="P25"/>
            <text:p text:style-name="P3"><text:span text:style-name="T5">Customer</text:span> shall pay 2,100 USD (two thousands one hundred United States dollars) for services provided by Vitalii Ivanov under this agreement.</text:p>
          </table:table-cell>
          <table:table-cell table:style-name="Table3.A1" office:value-type="string">
            <text:p text:style-name="P11"><text:span text:style-name="T3">3</text:span><text:span text:style-name="T4">. Компенсація</text:span></text:p>
            <text:p text:style-name="P14"/>
            <text:p text:style-name="P14">Замовник оплачує послуги, надані згідно цього договору, в обсязі 2,100 USD (дві тисячі сто доларів США).</text:p>
            <text:p text:style-name="P14"/>
          </table:table-cell>
        </table:table-row>
        <table:table-row table:style-name="Table3.1">
          <table:table-cell table:style-name="Table3.A1" office:value-type="string">
            <text:p text:style-name="P7">4. Payment</text:p>
            <text:p text:style-name="P10"/>
            <text:p text:style-name="P10">Customer shall pay for services provided by Vitalii Ivanov under this agreement within 10 days after final version of Software is delivered. A deed of performed work on the services provided will be signed. Customer may make an intermediate payments for work done up to date if agreed with Developer.</text:p>
          </table:table-cell>
          <table:table-cell table:style-name="Table3.A1" office:value-type="string">
            <text:p text:style-name="P18">4. Оплата</text:p>
            <text:p text:style-name="P14"/>
            <text:p text:style-name="P14">Замовник <text:s/>сплачує за послуги, надані згідно цього договору протягом 10 днів після надання Розробником фінальної версії Програми. Для підтвердження виконання та прийомки робот складається акт виконаних робот, що підписується обома сторонами. Замовник може сплатити частину загальної суми договору до закінчення робот згідно с домовленістю з Розробником.</text:p>
          </table:table-cell>
        </table:table-row>
        <table:table-row table:style-name="Table3.2">
          <table:table-cell table:style-name="Table3.A1" office:value-type="string">
            <text:p text:style-name="P11"><text:span text:style-name="T2">5.</text:span><text:span text:style-name="T1"> Warranties and Limitations</text:span></text:p>
            <text:p text:style-name="P10"/>
            <text:p text:style-name="P10">(a) Except for material provided by Customer to Vitalii Ivanov for incorporation into Developer work product, Developer warrants that it will have the appropriate right, title, and interest to the software development tools used, and the work product will not infringe any rights of third parties due to such software.</text:p>
            <text:p text:style-name="P10"/>
            <text:p text:style-name="P10">(b) Developer will use reasonable efforts to attempt to correct any reported design or programming errors as a service to be provided under this agreement.</text:p>
            <text:p text:style-name="P10"/>
            <text:p text:style-name="P10">(c) Developer must not introduce any malicious software or backdoors.</text:p>
          </table:table-cell>
          <table:table-cell table:style-name="Table3.A1" office:value-type="string">
            <text:p text:style-name="P39">5. Гарантії та обмеження</text:p>
            <text:p text:style-name="P32"/>
            <text:p text:style-name="Standard"><text:span text:style-name="T8">(a) </text:span><text:span text:style-name="T7">Що стосується матеріалів, наданих Розробником Замовнику для використання у процесі роботи, то Розробник гарантує наявність прав, титулу на матеріали та програмні засоби, що використовуватимуться у процесі роботи, і що надані у такий спосіб продукти не порушують жодних прав чи патентів третьої сторони.</text:span></text:p>
            <text:p text:style-name="P29"/>
            <text:p text:style-name="Standard"><text:span text:style-name="T7">(</text:span><text:span text:style-name="T8">b</text:span><text:span text:style-name="T7">)</text:span><text:span text:style-name="T8"> </text:span><text:span text:style-name="T7">Розробник зобов’язується докласти розумних зусиль для виправлення помічених програмних помилок та помилок у специфікації у якості послуг на умовах даного договору.</text:span></text:p>
            <text:p text:style-name="P29"/>
            <text:p text:style-name="P34"><text:span text:style-name="T9">(</text:span><text:span text:style-name="T10">c</text:span><text:span text:style-name="T9">)</text:span><text:span text:style-name="T10"> </text:span><text:span text:style-name="T9">Розробник зобов’язується не вносити в ПЗ шкідливого коду.</text:span></text:p>
            <text:p text:style-name="P14"/>
          </table:table-cell>
        </table:table-row>
        <table:table-row table:style-name="Table3.1">
          <table:table-cell table:style-name="Table3.A1" office:value-type="string">
            <text:p text:style-name="P11"><text:span text:style-name="T2">6.</text:span><text:span text:style-name="T1"> Transfer of Ownership</text:span></text:p>
            <text:p text:style-name="P10"/>
            <text:p text:style-name="P10">The Customer has exclusive, unrestricted and transferable rights of use and enjoyment of the solution including rights of revision and transformation. Developer shall retain no rights to any of the work product produced.</text:p>
          </table:table-cell>
          <table:table-cell table:style-name="Table3.A1" office:value-type="string">
            <text:p text:style-name="P32">6. Передача прав на інтелектуальну власність</text:p>
            <text:p text:style-name="P32"/>
            <text:p text:style-name="P31">Розробник поступається авторським правом на машинний код чи комп’ютерні програми, розроблені у межах даного договору, на користь Замовника. Розробник не залишає за собою жодних прав на результати роботи, виконаної у межах даного договору.</text:p>
          </table:table-cell>
        </table:table-row>
        <table:table-row table:style-name="Table3.1">
          <table:table-cell table:style-name="Table3.A1" office:value-type="string">
            <text:p text:style-name="P7">7. Confidential Information.</text:p>
            <text:p text:style-name="P10"/>
            <text:p text:style-name="P10">Developer agrees that it will not, directly or indirectly, disclose to or make available for use by anyone other than Customer during the term of this agreement and <text:soft-page-break/>for two years following its termination, any information marked confidential or identified to Developer personnel as confidential, unless the same shall have first become generally known and published through no fault of Developer or shall have been already known to Developer. Developer further agrees not to disclose at any time, unless compelled to by legal proceedings, any project documentation, source code, or other work product produced without the express written consent of Customer.</text:p>
          </table:table-cell>
          <table:table-cell table:style-name="Table3.A1" office:value-type="string">
            <text:p text:style-name="P32">7. Угода про конфіденційність</text:p>
            <text:p text:style-name="P32"/>
            <text:p text:style-name="P15"><text:span text:style-name="T9">Розробник зобов’язується протягом періоду дії договору і протягом двох років по його завершенні </text:span><text:span text:style-name="T9">не розголошувати і не робити доступною для будь-</text:span><text:soft-page-break/><text:span text:style-name="T9">кого будь-яку інформацію, що має відмітку про конфіденційність чи таку, що має конфіденційний характер, окрім випадків, коли ця інформація стала </text:span><text:span text:style-name="T9">загальновідомою не з вини Розробника чи була </text:span><text:span text:style-name="T9">відома йому</text:span><text:span text:style-name="T10"> </text:span><text:span text:style-name="T9">раніше. Розробник зобов’язується не розголошувати ніколи, окрім закріплених законом випадків, будь-яку проектну документацію, вихідний код чи будь-які інші робочі продукти без попереднього письмового дозволу Замовника. </text:span></text:p>
          </table:table-cell>
        </table:table-row>
        <table:table-row table:style-name="Table3.8">
          <table:table-cell table:style-name="Table3.A1" office:value-type="string">
            <text:p text:style-name="P15"/>
          </table:table-cell>
          <table:table-cell table:style-name="Table3.A1" office:value-type="string">
            <text:p text:style-name="P11"/>
          </table:table-cell>
        </table:table-row>
        <table:table-row table:style-name="Table3.8">
          <table:table-cell table:style-name="Table3.A1" office:value-type="string">
            <text:p text:style-name="P11"><text:span text:style-name="T4">8</text:span><text:span text:style-name="T1">. Legal Relationship</text:span></text:p>
            <text:p text:style-name="P10"/>
            <text:p text:style-name="P10">Except to the extent specifically required under the terms of this agreement, Developer shall not be deemed an agent or servant of Customer and may not represent itself as having any authority to act on behalf of Customer without Customer's prior written consent. This agreement shall not be interpreted as establishing anything other than a consultant relationship and no partnership, employer/employee, joint venture, agency, or other arrangement shall be inferred.</text:p>
            <text:p text:style-name="P10"/>
            <text:p text:style-name="P10">This contract expires Aug 31, 2012. If Customer wishes to obtain further services after this date is reached a new contract shall be signed.</text:p>
          </table:table-cell>
          <table:table-cell table:style-name="Table3.A1" office:value-type="string">
            <text:p text:style-name="P32">8. Правові відносини</text:p>
            <text:p text:style-name="P32"/>
            <text:p text:style-name="P29">За винятком меж, визначених цим договором, Розробник не може вважатися представником чи довіреною особою Замовника і не може позиціонувати себе таким, що має право виступати від імені Замовника без попереднього письмового дозволу Замовника. Даний договір не може бути інтерпретований як такий, що встановлює будь-які відношення окрім консультаційних, будь-які угоди (про партнерство, трудові, спільне підприємство, агентство та інші) не виходять з цього договору.</text:p>
            <text:p text:style-name="P29"/>
            <text:p text:style-name="P31">Термін дії цього договору закінчується 12 серпня 2012 року. Для отримання Замовником послуг після настання вказаної дати має бути підписаний новий договір. </text:p>
          </table:table-cell>
        </table:table-row>
        <table:table-row table:style-name="Table3.1">
          <table:table-cell table:style-name="Table3.A1" office:value-type="string">
            <text:p text:style-name="P11"><text:span text:style-name="T4">9</text:span><text:span text:style-name="T1">. Interpretation</text:span></text:p>
            <text:p text:style-name="P10"/>
            <text:p text:style-name="P10">Whenever possible, each provision of this agreement shall be interpreted in such a manner as to be valid and effective under applicable law. <text:s/>If any provision is invalid, the remaining provisions shall remain enforceable. </text:p>
          </table:table-cell>
          <table:table-cell table:style-name="Table3.A1" office:value-type="string">
            <text:p text:style-name="P32">9. Інтерпретація</text:p>
            <text:p text:style-name="P32"/>
            <text:p text:style-name="P31">Якщо при інтерпретуванні положень цього договору як таких, що є правомірними та мають силу стосовно відповідного закону, виявиться, що якесь положення не має законної сили, то інші положення залишаються чинними.</text:p>
          </table:table-cell>
        </table:table-row>
        <table:table-row table:style-name="Table3.11">
          <table:table-cell table:style-name="Table3.A1" office:value-type="string">
            <text:p text:style-name="P11"><text:span text:style-name="T4">10</text:span><text:span text:style-name="T1">. Entire Agreement; Waiver</text:span></text:p>
            <text:p text:style-name="P10"/>
            <text:p text:style-name="P10">This agreement contains the entire understanding of the parties with respect to its subject matter. <text:s/>All prior commitments and understandings are merged herein. <text:s/>All other documents, whether signed or unsigned, including purchase orders, shall not be given any effect which is inconsistent with this contract unless this provision is specifically referred to and waived by Developer or the Customer in writing.</text:p>
            <text:p text:style-name="P10"/>
          </table:table-cell>
          <table:table-cell table:style-name="Table3.A1" office:value-type="string">
            <text:p text:style-name="P32">10. Цілісність договору. Відмова від прав</text:p>
            <text:p text:style-name="P32"/>
            <text:p text:style-name="P31">Даний договір описує відношення між сторонами у повному обсязі. Всі попередні угоди та домовленості враховуються у цьому договорі. Усі інші документи, підписані чи ні, також замовлення на поставку не можуть мати наслідків не сумісних з даним договором за винятком, коли таке положення явно згадується та письмово підтверджено Розробником. </text:p>
          </table:table-cell>
        </table:table-row>
        <text:soft-page-break/>
        <table:table-row table:style-name="Table3.1">
          <table:table-cell table:style-name="Table3.A1" office:value-type="string">
            <text:p text:style-name="P11"><text:span text:style-name="T4">11</text:span><text:span text:style-name="T1">. Controlling Law and Arbitration</text:span></text:p>
            <text:p text:style-name="P10"/>
            <text:p text:style-name="P10">This agreement shall be interpreted and enforced in accordance with the laws of US state of California. <text:s/>The parties agree that no action by one party against the other may be brought in any court, in any jurisdiction, except according to the terms of this paragraph. <text:s/>The parties agree to venue and jurisdiction <text:span text:style-name="T6">Atherton</text:span>. <text:s/>No termination or expiration of this agreement shall affect the right to arbitrate disputes.</text:p>
            <text:p text:style-name="P10"/>
          </table:table-cell>
          <table:table-cell table:style-name="Table3.A1" office:value-type="string">
            <text:p text:style-name="P19">11. Право та арбітраж</text:p>
            <text:p text:style-name="P15"/>
            <text:p text:style-name="P15">Даний договір інтерпретується та виконується у відповідності до законів штату Каліфорнія, США. Сторони погоджуються, що жодні судові дії не можуть бути здійснені в судах та юрисдикціях, не вказаних в умовах даного параграфа. Сторони погоджуються з вибором міста Атертон в якості судового округу. Закінчення чи переривання цього договору не може вплинути на право здійснення арбітражного спору. </text:p>
          </table:table-cell>
        </table:table-row>
        <table:table-row table:style-name="Table3.2">
          <table:table-cell table:style-name="Table3.A1" office:value-type="string">
            <text:p text:style-name="P11"><text:span text:style-name="T4">12</text:span><text:span text:style-name="T1">. Force Majeure</text:span></text:p>
            <text:p text:style-name="P10"/>
            <text:p text:style-name="P10">Neither party will be liable to the other by reason of any failure in performance of this Agreement if the failure arises out of the unavailability of communications facilities or energy sources, acts of the other party, acts of governmental authority, fires, strikes, delays in transportation, riots or war, or any causes beyond the reasonable control of that party. These circumstances do only apply, if the situation is drastically unusual.</text:p>
          </table:table-cell>
          <table:table-cell table:style-name="Table3.A1" office:value-type="string">
            <text:p text:style-name="P32">12. Форс-мажор</text:p>
            <text:p text:style-name="P32"/>
            <text:p text:style-name="P15"><text:span text:style-name="T9">Жодна зі сторін не буде нести відповідальність по відношенню до іншої сторони за невиконання умов, якщо таке невиконання було спричинене відсутністю засобів комунікації, джерел енергії, діями третьої сторони, діями урядових установ, пожежею, страйками, транспортними затримками, масовими заворушеннями</text:span>, в<text:span text:style-name="T9">ійною або іншими причинами, які виходять за межі розумного контролю відповідної сторони.</text:span></text:p>
          </table:table-cell>
        </table:table-row>
        <table:table-row table:style-name="Table3.14">
          <table:table-cell table:style-name="Table3.A1" office:value-type="string">
            <text:p text:style-name="P11"><text:span text:style-name="T4">13</text:span><text:span text:style-name="T1">. Miscellaneous</text:span></text:p>
            <text:p text:style-name="P16"/>
            <text:p text:style-name="P10">All changes and additions to this Agreement are drawn up as separate appendixes and will be its integral parts if signed by both parties.</text:p>
            <text:p text:style-name="P10"/>
            <text:p text:style-name="P10">Facsimile (autotype) copies and copies sent by e-mail of the Contract or deed of performed work equate to originals.</text:p>
            <text:p text:style-name="P10"/>
            <text:p text:style-name="P10">This contract is bi-lingual, English-Ukrainian. Shall any inconsistencies or disputes arise, English text takes precedence over Ukrainian.</text:p>
            <text:p text:style-name="P10"><text:tab/></text:p>
          </table:table-cell>
          <table:table-cell table:style-name="Table3.A1" office:value-type="string">
            <text:p text:style-name="P32">13. Інші умови</text:p>
            <text:p text:style-name="P32"/>
            <text:p text:style-name="P29">Всі зміни і доповнення до цього Договору оформлюються окремими додатками і будуть його невід’ємними частинами, якщо вони підписані обома сторонами. </text:p>
            <text:p text:style-name="P29"/>
            <text:p text:style-name="P29">Факсимільні або надіслані електронною поштою копії Договору та Актів виконаних робіт прирівнюються до оригіналів. <text:s/></text:p>
            <text:p text:style-name="P29"/>
            <text:p text:style-name="P31">Цей договір складений двома мовами: англійською та українською. В разі виникнення різночитань перевага надається англійській версії.</text:p>
            <text:p text:style-name="P14"/>
          </table:table-cell>
        </table:table-row>
      </table:table>
      <text:p text:style-name="P10"/>
      <text:p text:style-name="P3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Raj Bhandari and Isaac Weaver</text:p>
          </table:table-cell>
          <table:table-cell table:style-name="Table4.A1" office:value-type="string">
            <text:p text:style-name="P15"/>
          </table:table-cell>
          <table:table-cell table:style-name="Table4.A1" office:value-type="string">
            <text:p text:style-name="P11"><text:bookmark-start text:name="WWSetBkmk3"/><text:span text:style-name="T1"><text:variable-input text:name="Company_Name" text:description="Company's" text:display="none" text:formula="ooow: " office:value-type="string" office:string-value=" "/></text:span><text:bookmark-end text:name="WWSetBkmk3"/><text:span text:style-name="T1">Vitalii Ivanov</text:span></text:p>
          </table:table-cell>
        </table:table-row>
        <table:table-row table:style-name="Table4.2">
          <table:table-cell table:style-name="Table4.A1" office:value-type="string">
            <text:p text:style-name="P3">3421 el camino real</text:p>
            <text:p text:style-name="P3">Atherton, CA 94027</text:p>
            <text:p text:style-name="P22">USA</text:p>
          </table:table-cell>
          <table:table-cell table:style-name="Table4.A1" office:value-type="string">
            <text:p text:style-name="P15"/>
          </table:table-cell>
          <table:table-cell table:style-name="Table4.A1" office:value-type="string">
            <text:p text:style-name="P11">176, 50-richchya SRSR Ave</text:p>
            <text:p text:style-name="P10">Kharkiv, 61110</text:p>
            <text:p text:style-name="P11">Ukraine</text:p>
          </table:table-cell>
        </table:table-row>
      </table:table>
      <text:p text:style-name="P10"/>
      <text:p text:style-name="P14"/>
      <text:p text:style-name="P14"/>
      <text:p text:style-name="P14"/>
      <text:p text:style-name="P14"/>
      <text:p text:style-name="P14"/>
      <text:p text:style-name="P4"/>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2">ACCOUNT</text:p>
          </table:table-cell>
          <table:table-cell table:style-name="Table5.A1" office:value-type="string">
            <text:p text:style-name="P27"/>
          </table:table-cell>
          <table:table-cell table:style-name="Table5.A1" office:value-type="string">
            <text:p text:style-name="P22"/>
          </table:table-cell>
          <table:table-cell table:style-name="Table5.D1" office:value-type="string">
            <text:p text:style-name="P22">BENEFICIARY:</text:p>
            <text:p text:style-name="P13">(Получатель)</text:p>
          </table:table-cell>
          <table:table-cell table:style-name="Table5.A1" office:value-type="string">
            <text:p text:style-name="P22">Private entrepreneur Ivanov Vitalii Oleksandrovych</text:p>
          </table:table-cell>
        </table:table-row>
        <table:table-row table:style-name="Table5.1">
          <table:table-cell table:style-name="Table5.A1" office:value-type="string">
            <text:p text:style-name="P22">BANK</text:p>
          </table:table-cell>
          <table:table-cell table:style-name="Table5.A1" office:value-type="string">
            <text:p text:style-name="P27"/>
          </table:table-cell>
          <table:table-cell table:style-name="Table5.A1" office:value-type="string">
            <text:p text:style-name="P22"/>
          </table:table-cell>
          <table:table-cell table:style-name="Table5.D1" office:value-type="string">
            <text:p text:style-name="P22">ACCOUNT:</text:p>
            <text:p text:style-name="P3">(<text:span text:style-name="T3">Номер счета)</text:span></text:p>
          </table:table-cell>
          <table:table-cell table:style-name="Table5.A1" office:value-type="string">
            <text:p text:style-name="P20">2600 9 001347527</text:p>
          </table:table-cell>
        </table:table-row>
        <table:table-row table:style-name="Table5.1">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cell table:style-name="Table5.D1" office:value-type="string">
            <text:p text:style-name="P22">BANK OF BENEFICIARY:</text:p>
            <text:p text:style-name="P3">(<text:span text:style-name="T3">Банк</text:span> <text:span text:style-name="T3">получателя</text:span>)</text:p>
          </table:table-cell>
          <table:table-cell table:style-name="Table5.A1" office:value-type="string">
            <text:p text:style-name="P22">OTP Bank</text:p>
            <text:p text:style-name="P22">43 Zhylyanska Str. Kyiv, 01033</text:p>
            <text:p text:style-name="P22"/>
            <text:p text:style-name="P22">SWIFT code: OTPVUAUK</text:p>
          </table:table-cell>
        </table:table-row>
        <table:table-row table:style-name="Table5.1">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cell table:style-name="Table5.D1" office:value-type="string">
            <text:p text:style-name="P22">INTERMEDIARY BANK:</text:p>
            <text:p text:style-name="P13">(Банк-корреспондент)</text:p>
          </table:table-cell>
          <table:table-cell table:style-name="Table5.A1" office:value-type="string">
            <text:p text:style-name="P22">The Bank of America N.A.</text:p>
            <text:p text:style-name="P22"/>
            <text:p text:style-name="P22">SWIFT code: BOFAUS3N</text:p>
          </table:table-cell>
        </table:table-row>
        <table:table-row table:style-name="Table5.1">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cell table:style-name="Table5.D1" office:value-type="string">
            <text:p text:style-name="P22">CORRESPONDENT ACCOUNT:</text:p>
          </table:table-cell>
          <table:table-cell table:style-name="Table5.A1" office:value-type="string">
            <text:p text:style-name="P22">6550275660</text:p>
          </table:table-cell>
        </table:table-row>
        <table:table-row table:style-name="Table5.6">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cell table:style-name="Table5.D1" office:value-type="string">
            <text:p text:style-name="P22">Contract number:</text:p>
          </table:table-cell>
          <table:table-cell table:style-name="Table5.A1" office:value-type="string">
            <text:p text:style-name="P9"><text:span text:style-name="T3">FCС-201310-001</text:span> from 25-Oct-2013</text:p>
          </table:table-cell>
        </table:table-row>
      </table:table>
      <text:p text:style-name="P10"/>
      <text:p text:style-name="P10"/>
      <text:p text:style-name="P10"/>
      <text:p text:style-name="P10"/>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2" office:value-type="string">
            <text:p text:style-name="P37"/>
          </table:table-cell>
          <table:covered-table-cell/>
          <table:table-cell table:style-name="Table6.A1" office:value-type="string">
            <text:p text:style-name="P37"/>
          </table:table-cell>
          <table:table-cell table:style-name="Table6.A1" table:number-columns-spanned="2" office:value-type="string">
            <text:p text:style-name="P37"/>
          </table:table-cell>
          <table:covered-table-cell/>
        </table:table-row>
        <table:table-row table:style-name="Table6.1">
          <table:table-cell table:style-name="Table6.A1" office:value-type="string">
            <text:p text:style-name="P9"/>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row>
        <table:table-row table:style-name="Table6.1">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row>
        <table:table-row table:style-name="Table6.1">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row>
        <table:table-row table:style-name="Table6.1">
          <table:table-cell table:style-name="Table6.A1" office:value-type="string">
            <text:p text:style-name="P24">By:</text:p>
            <text:p text:style-name="P23">(<text:span text:style-name="T3">Кем</text:span>) <text:s/></text:p>
          </table:table-cell>
          <table:table-cell table:style-name="Table6.B5" office:value-type="string">
            <text:p text:style-name="P24"/>
          </table:table-cell>
          <table:table-cell table:style-name="Table6.A1" office:value-type="string">
            <text:p text:style-name="P24"/>
          </table:table-cell>
          <table:table-cell table:style-name="Table6.A1" office:value-type="string">
            <text:p text:style-name="P24">By:</text:p>
            <text:p text:style-name="P23">(<text:span text:style-name="T3">Кем</text:span>) <text:s/></text:p>
          </table:table-cell>
          <table:table-cell table:style-name="Table6.B5" office:value-type="string">
            <text:p text:style-name="P24"/>
          </table:table-cell>
        </table:table-row>
        <table:table-row table:style-name="Table6.1">
          <table:table-cell table:style-name="Table6.A1" office:value-type="string">
            <text:p text:style-name="P28"/>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row>
        <table:table-row table:style-name="Table6.1">
          <table:table-cell table:style-name="Table6.A1" office:value-type="string">
            <text:p text:style-name="P24">Printed:</text:p>
            <text:p text:style-name="P23">(<text:span text:style-name="T3">Буквами</text:span>) <text:s/></text:p>
          </table:table-cell>
          <table:table-cell table:style-name="Table6.B5" office:value-type="string">
            <text:p text:style-name="P24"/>
          </table:table-cell>
          <table:table-cell table:style-name="Table6.A1" office:value-type="string">
            <text:p text:style-name="P24"/>
          </table:table-cell>
          <table:table-cell table:style-name="Table6.A1" office:value-type="string">
            <text:p text:style-name="P24">Printed:</text:p>
            <text:p text:style-name="P23">(<text:span text:style-name="T3">Буквами</text:span>) <text:s/></text:p>
          </table:table-cell>
          <table:table-cell table:style-name="Table6.B5" office:value-type="string">
            <text:p text:style-name="P24"/>
          </table:table-cell>
        </table:table-row>
        <table:table-row table:style-name="Table6.1">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row>
        <table:table-row table:style-name="Table6.1">
          <table:table-cell table:style-name="Table6.A1" office:value-type="string">
            <text:p text:style-name="P24">Title:</text:p>
            <text:p text:style-name="P23">(<text:span text:style-name="T3">Должность)</text:span> <text:s/></text:p>
          </table:table-cell>
          <table:table-cell table:style-name="Table6.B5" office:value-type="string">
            <text:p text:style-name="P24"/>
          </table:table-cell>
          <table:table-cell table:style-name="Table6.A1" office:value-type="string">
            <text:p text:style-name="P24"/>
          </table:table-cell>
          <table:table-cell table:style-name="Table6.A1" office:value-type="string">
            <text:p text:style-name="P24">Title:</text:p>
            <text:p text:style-name="P23"><text:span text:style-name="T3">(Должность)</text:span> <text:s/></text:p>
          </table:table-cell>
          <table:table-cell table:style-name="Table6.B5" office:value-type="string">
            <text:p text:style-name="P24"/>
          </table:table-cell>
        </table:table-row>
        <table:table-row table:style-name="Table6.1">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row>
        <table:table-row table:style-name="Table6.1">
          <table:table-cell table:style-name="Table6.A1" office:value-type="string">
            <text:p text:style-name="P24">Date: <text:s/></text:p>
            <text:p text:style-name="P21">(Дата)</text:p>
          </table:table-cell>
          <table:table-cell table:style-name="Table6.B5" office:value-type="string">
            <text:p text:style-name="P24"/>
          </table:table-cell>
          <table:table-cell table:style-name="Table6.A1" office:value-type="string">
            <text:p text:style-name="P24"/>
          </table:table-cell>
          <table:table-cell table:style-name="Table6.A1" office:value-type="string">
            <text:p text:style-name="P24">Date: <text:s/></text:p>
            <text:p text:style-name="P21">(Дата)</text:p>
          </table:table-cell>
          <table:table-cell table:style-name="Table6.B5" office:value-type="string">
            <text:p text:style-name="P24"/>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Georgia1" svg:font-family="Georgia" style:font-family-generic="roman"/>
    <style:font-face style:name="DejaVu Sans" svg:font-family="'DejaVu Sans'"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in"/>
      <style:text-properties style:font-name="Arial" fo:font-size="12pt" style:text-underline-style="solid" style:text-underline-width="auto" style:text-underline-color="font-color" fo:font-weight="bold" style:font-size-asian="12pt" style:font-weight-asian="bold" style:font-name-complex="Arial"/>
    </style:style>
    <style:style style:name="Heading_20_2" style:display-name="Heading 2" style:family="paragraph" style:parent-style-name="Standard" style:next-style-name="Standard" style:default-outline-level="2" style:class="text">
      <style:paragraph-properties fo:margin-top="0.0835in" fo:margin-bottom="0in"/>
      <style:text-properties style:font-name="Arial" fo:font-size="12pt" fo:font-weight="bold" style:font-size-asian="12pt" style:font-weight-asian="bold" style:font-name-complex="Arial"/>
    </style:style>
    <style:style style:name="Heading_20_3" style:display-name="Heading 3" style:family="paragraph" style:parent-style-name="Standard" style:next-style-name="Normal_20_Indent" style:default-outline-level="3" style:class="text">
      <style:paragraph-properties fo:margin="100%" fo:margin-left="0.25in" fo:margin-right="0in" fo:margin-top="0in" fo:margin-bottom="0in" fo:text-indent="0in" style:auto-text-indent="false"/>
      <style:text-properties fo:font-size="12pt" fo:font-weight="bold" style:font-size-asian="12pt" style:font-weight-asian="bold"/>
    </style:style>
    <style:style style:name="Heading_20_4" style:display-name="Heading 4" style:family="paragraph" style:parent-style-name="Standard" style:next-style-name="Normal_20_Indent" style:default-outline-level="4" style:class="text">
      <style:paragraph-properties fo:margin="100%" fo:margin-left="0.25in" fo:margin-right="0in" fo:margin-top="0in" fo:margin-bottom="0in" fo:text-indent="0in" style:auto-text-indent="false"/>
      <style:text-properties fo:font-size="12pt" style:text-underline-style="solid" style:text-underline-width="auto" style:text-underline-color="font-color" style:font-size-asian="12pt"/>
    </style:style>
    <style:style style:name="Heading_20_5" style:display-name="Heading 5" style:family="paragraph" style:parent-style-name="Standard" style:next-style-name="Normal_20_Indent" style:default-outline-level="5" style:class="text">
      <style:paragraph-properties fo:margin="100%" fo:margin-left="0.5in" fo:margin-right="0in" fo:margin-top="0in" fo:margin-bottom="0in" fo:text-indent="0in" style:auto-text-indent="false"/>
      <style:text-properties fo:font-weight="bold" style:font-weight-asian="bold"/>
    </style:style>
    <style:style style:name="Heading_20_6" style:display-name="Heading 6" style:family="paragraph" style:parent-style-name="Standard" style:next-style-name="Normal_20_Indent" style:default-outline-level="6" style:class="text">
      <style:paragraph-properties fo:margin="100%" fo:margin-left="0.5in" fo:margin-right="0in" fo:margin-top="0in" fo:margin-bottom="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next-style-name="Normal_20_Indent" style:default-outline-level="7" style:class="text">
      <style:paragraph-properties fo:margin="100%" fo:margin-left="0.5in" fo:margin-right="0in" fo:margin-top="0in" fo:margin-bottom="0in" fo:text-indent="0in" style:auto-text-indent="false"/>
      <style:text-properties fo:font-style="italic" style:font-style-asian="italic"/>
    </style:style>
    <style:style style:name="Heading_20_8" style:display-name="Heading 8" style:family="paragraph" style:parent-style-name="Standard" style:next-style-name="Normal_20_Indent" style:default-outline-level="8" style:class="text">
      <style:paragraph-properties fo:margin="100%" fo:margin-left="0.5in" fo:margin-right="0in" fo:margin-top="0in" fo:margin-bottom="0in" fo:text-indent="0in" style:auto-text-indent="false"/>
      <style:text-properties fo:font-style="italic" style:font-style-asian="italic"/>
    </style:style>
    <style:style style:name="Heading_20_9" style:display-name="Heading 9" style:family="paragraph" style:parent-style-name="Standard" style:next-style-name="Normal_20_Indent" style:default-outline-level="9" style:class="text">
      <style:paragraph-properties fo:margin="100%" fo:margin-left="0.5in" fo:margin-right="0in" fo:margin-top="0in" fo:margin-bottom="0in" fo:text-indent="0in" style:auto-text-indent="false"/>
      <style:text-properties fo:font-style="italic" style:font-style-asian="italic"/>
    </style:style>
    <style:style style:name="Заголовок" style:family="paragraph" style:parent-style-name="Standard" style:next-style-name="Text_20_body">
      <style:paragraph-properties fo:margin-top="0.1665in" fo:margin-bottom="0.0835in" fo:keep-with-next="always"/>
      <style:text-properties style:font-name="Arial" fo:font-size="14pt" style:font-name-asian="DejaVu Sans" style:font-size-asian="14pt" style:font-name-complex="Tahoma2" style:font-size-complex="14pt"/>
    </style:style>
    <style:style style:name="Title" style:family="paragraph" style:parent-style-name="Заголовок" style:next-style-name="Subtitle" style:class="chapter"/>
    <style:style style:name="Subtitle" style:family="paragraph" style:parent-style-name="Заголовок"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Название"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style style:name="Указатель" style:family="paragraph" style:parent-style-name="Standard">
      <style:paragraph-properties text:number-lines="false" text:line-number="0"/>
      <style:text-properties style:font-name-complex="Tahoma1"/>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Normal_20_Bold" style:display-name="Normal Bold" style:family="paragraph" style:parent-style-name="Standard">
      <style:paragraph-properties fo:line-height="0.139in"/>
      <style:text-properties fo:font-weight="bold"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Default_20_Paragraph_20_Font" style:display-name="Default Paragraph Font" style:family="text"/>
    <style:style style:name="Символ_20_сноски" style:display-name="Символ сноски" style:family="text" style:parent-style-name="Default_20_Paragraph_20_Font">
      <style:text-properties style:text-position="25% 100%" fo:font-size="8pt" style:font-size-asian="8pt"/>
    </style:style>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Development &amp; Consulting Agreement</dc:title>
    <meta:initial-creator>max</meta:initial-creator>
    <meta:creation-date>2006-08-28T17:42:00</meta:creation-date>
    <dc:creator>Vitaliy Ivanov</dc:creator>
    <dc:date>2013-10-25T18:00:38</dc:date>
    <meta:print-date>2006-12-25T11:21:00</meta:print-date>
    <meta:editing-cycles>45</meta:editing-cycles>
    <meta:editing-duration>P2171DT10H41M19S</meta:editing-duration>
    <meta:generator>OpenOffice.org/3.4.1$Unix OpenOffice.org_project/341m1$Build-9593</meta:generator>
    <meta:document-statistic meta:table-count="6" meta:image-count="0" meta:object-count="0" meta:page-count="5" meta:paragraph-count="126" meta:word-count="1695" meta:character-count="11731"/>
  </office:meta>
</office:document-meta>
</file>